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20000022FA64995863E9DF656.jpg" manifest:media-type="image/jpeg"/>
  <manifest:file-entry manifest:full-path="Pictures/1000000000000668000004F1F7D546EC075B7CB9.jpg" manifest:media-type="image/jpeg"/>
  <manifest:file-entry manifest:full-path="Pictures/100000000000027B00000258CA31F2DB8FDEA109.jpg" manifest:media-type="image/jpeg"/>
  <manifest:file-entry manifest:full-path="Pictures/1000000000000780000004B0E975D8316B14A956.jpg" manifest:media-type="image/jpeg"/>
  <manifest:file-entry manifest:full-path="Pictures/10000000000005000000045A6729CF5250B44667.jpg" manifest:media-type="image/jpeg"/>
  <manifest:file-entry manifest:full-path="Pictures/1000000000000F00000008702129B32B4FBEE71E.jpg" manifest:media-type="image/jpeg"/>
  <manifest:file-entry manifest:full-path="Pictures/10000000000008FC00000834246F57CBAEC8A436.jpg" manifest:media-type="image/jpeg"/>
  <manifest:file-entry manifest:full-path="Pictures/1000000000000BB8000008CACF524413727BFA1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Default" presentation:presentation-page-layout-name="AL2T0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0.699cm" svg:height="15.525cm" svg:x="3.651cm" svg:y="0.113cm">
          <draw:image xlink:href="Pictures/1000000000000BB8000008CACF524413727BFA1B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2cm" svg:height="15.861cm" svg:x="-0.1cm" svg:y="-0.055cm" presentation:class="graphic" presentation:user-transformed="true">
          <draw:image xlink:href="Pictures/1000000000000F00000008702129B32B4FBEE71E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2" draw:text-style-name="P4" draw:layer="layout" svg:width="19.023cm" svg:height="16.556cm" svg:x="4.489cm" svg:y="-0.403cm">
          <draw:image xlink:href="Pictures/10000000000005000000045A6729CF5250B44667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6.2cm" svg:height="16.375cm" svg:x="0.9cm" svg:y="-0.312cm" presentation:class="graphic" presentation:user-transformed="true">
          <draw:image xlink:href="Pictures/1000000000000780000004B0E975D8316B14A956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16.8cm" svg:height="15.876cm" svg:x="5.6cm" svg:y="-0.063cm" presentation:class="graphic" presentation:user-transformed="true">
          <draw:image xlink:href="Pictures/100000000000027B00000258CA31F2DB8FDEA109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Default" presentation:presentation-page-layout-name="AL1T1">
        <draw:frame draw:style-name="gr3" draw:text-style-name="P4" draw:layer="layout" svg:width="20.6cm" svg:height="15.889cm" svg:x="3.7cm" svg:y="-0.069cm" presentation:class="graphic" presentation:user-transformed="true">
          <draw:image xlink:href="Pictures/1000000000000668000004F1F7D546EC075B7CB9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6.6cm" svg:height="14.96cm" svg:x="0.7cm" svg:y="0.395cm" presentation:class="graphic" presentation:user-transformed="true">
          <draw:image xlink:href="Pictures/10000000000003E20000022FA64995863E9DF656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2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17.2cm" svg:height="15.705cm" svg:x="5.4cm" svg:y="0.023cm" presentation:class="graphic" presentation:user-transformed="true">
          <draw:image xlink:href="Pictures/10000000000008FC00000834246F57CBAEC8A436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6T15:01:27.364358492</meta:creation-date>
    <dc:date>2024-08-27T09:51:17.193937356</dc:date>
    <meta:editing-duration>PT11M25S</meta:editing-duration>
    <meta:editing-cycles>6</meta:editing-cycles>
    <meta:generator>LibreOffice/6.4.7.2$Linux_X86_64 LibreOffice_project/40$Build-2</meta:generator>
    <meta:document-statistic meta:object-count="57"/>
  </office:meta>
</office:document-meta>
</file>